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881" officeooo:paragraph-rsid="00157881"/>
    </style:style>
    <style:style style:name="P2" style:family="paragraph" style:parent-style-name="Standard">
      <style:text-properties officeooo:rsid="0016be9c" officeooo:paragraph-rsid="0016be9c"/>
    </style:style>
    <style:style style:name="P3" style:family="paragraph" style:parent-style-name="Standard">
      <style:text-properties officeooo:rsid="0016be9c" officeooo:paragraph-rsid="00185f03"/>
    </style:style>
    <style:style style:name="P4" style:family="paragraph" style:parent-style-name="Standard" style:list-style-name="L1">
      <style:text-properties officeooo:rsid="0016be9c" officeooo:paragraph-rsid="00185f03"/>
    </style:style>
    <style:style style:name="P5" style:family="paragraph" style:parent-style-name="Standard" style:list-style-name="L1">
      <style:text-properties officeooo:rsid="0016be9c" officeooo:paragraph-rsid="0016be9c"/>
    </style:style>
    <style:style style:name="P6" style:family="paragraph" style:parent-style-name="Standard">
      <style:text-properties officeooo:rsid="00185f03" officeooo:paragraph-rsid="00185f03"/>
    </style:style>
    <style:style style:name="P7" style:family="paragraph" style:parent-style-name="Standard" style:list-style-name="L1">
      <style:text-properties officeooo:rsid="00185f03" officeooo:paragraph-rsid="00185f03"/>
    </style:style>
    <style:style style:name="T1" style:family="text">
      <style:text-properties officeooo:rsid="00185f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 me RSTM</text:p>
      <text:p text:style-name="P1"/>
      <text:p text:style-name="P3"><text:span text:style-name="T1">To run the STM version of this program, follow these steps. If these do not work, it may be the operating system as this was implemented using Ubuntu.</text:span></text:p>
      <text:list xml:id="list1496400787" text:style-name="L1">
        <text:list-item>
          <text:p text:style-name="P4">Navigate to rstm folder</text:p>
        </text:list-item>
        <text:list-item>
          <text:p text:style-name="P5">Nav<text:span text:style-name="T1">igate</text:span> to rstm_build</text:p>
        </text:list-item>
        <text:list-item>
          <text:p text:style-name="P7">Decide to make or not make, if not skip to 5</text:p>
        </text:list-item>
        <text:list-item>
          <text:p text:style-name="P7">If the make fails , a rebuild in a different directory is required.</text:p>
        </text:list-item>
        <text:list-item>
          <text:p text:style-name="P7">Navigate to bench</text:p>
        </text:list-item>
        <text:list-item>
          <text:p text:style-name="P5">./mainSSB64</text:p>
        </text:list-item>
        <text:list-item>
          <text:p text:style-name="P5">Results should be <text:span text:style-name="T1">total throughput, total nxn time, duration in milliseconds, and number of RW/RO commits for each thread, number of aborts and restarts , and finally the thread count * num_transactions</text:span></text:p>
        </text:list-item>
      </text:list>
      <text:p text:style-name="P2"/>
      <text:p text:style-name="P6">Proof of correctness is contained in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04:22.683513726</meta:creation-date>
    <dc:date>2019-04-16T11:38:54.775629723</dc:date>
    <meta:editing-duration>PT21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12" meta:character-count="605" meta:non-whitespace-character-count="510"/>
  </office:meta>
</office:document-meta>
</file>